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RemoteCacheService.removeAll( String cacheName , long listen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tEvent.PutEvent( ICacheElement element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ombieRemoteCacheService.update( ICacheElement item , long listen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ombieRemoteCacheService.getGroupKeys( String cache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propagateEvents( IRemoteCacheService servi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moveEvent.RemoveEvent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ombieRemoteCacheService.remove( String cacheName , Serializable key , long listen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ombieRemoteCacheService.getMultiple( String cacheName , Set keys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AllEvent.RemoveAllEvent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ombieRemoteCacheService.get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ZombieRemoteCacheService( int maxQueu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ombieRemoteCacheService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getMatching( String cacheName , String pattern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ZombieRemoteCach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